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margin-bottom="0.1666in"/>
      <style:text-properties fo:language="en" fo:country="US"/>
    </style:style>
    <style:style style:name="T2" style:parent-style-name="Absatz-Standardschriftart" style:family="text">
      <style:text-properties fo:language="en" fo:country="US"/>
    </style:style>
    <style:style style:name="T3" style:parent-style-name="Absatz-Standardschriftart" style:family="text">
      <style:text-properties fo:font-weight="bold" style:font-weight-asian="bold" fo:language="en" fo:country="US"/>
    </style:style>
    <style:style style:name="T4" style:parent-style-name="Absatz-Standardschriftart" style:family="text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font-weight="bold" style:font-weight-asian="bold" fo:language="en" fo:country="US"/>
    </style:style>
    <style:style style:name="T8" style:parent-style-name="Absatz-Standardschriftart" style:family="text">
      <style:text-properties fo:language="en" fo:country="US"/>
    </style:style>
    <style:style style:name="T9" style:parent-style-name="Absatz-Standardschriftart" style:family="text">
      <style:text-properties fo:font-weight="bold" style:font-weight-asian="bold"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language="en" fo:country="US"/>
    </style:style>
    <style:style style:name="T12" style:parent-style-name="Absatz-Standardschriftart" style:family="text">
      <style:text-properties fo:font-weight="bold" style:font-weight-asian="bold" fo:language="en" fo:country="US"/>
    </style:style>
    <style:style style:name="T13" style:parent-style-name="Absatz-Standardschriftart" style:family="text">
      <style:text-properties fo:language="en" fo:country="US"/>
    </style:style>
    <style:style style:name="T14" style:parent-style-name="Absatz-Standardschriftart" style:family="text">
      <style:text-properties fo:font-weight="bold" style:font-weight-asian="bold" fo:language="en" fo:country="US"/>
    </style:style>
    <style:style style:name="T15" style:parent-style-name="Absatz-Standardschriftart" style:family="text">
      <style:text-properties fo:language="en" fo:country="US"/>
    </style:style>
    <style:style style:name="T16" style:parent-style-name="Absatz-Standardschriftart" style:family="text">
      <style:text-properties fo:font-weight="bold" style:font-weight-asian="bold" fo:language="en" fo:country="US"/>
    </style:style>
    <style:style style:name="T17" style:parent-style-name="Absatz-Standardschriftart" style:family="text">
      <style:text-properties fo:language="en" fo:country="US"/>
    </style:style>
    <style:style style:name="T18" style:parent-style-name="Absatz-Standardschriftart" style:family="text">
      <style:text-properties fo:font-weight="bold" style:font-weight-asian="bold" fo:language="en" fo:country="US"/>
    </style:style>
    <style:style style:name="T19" style:parent-style-name="Absatz-Standardschriftart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Listenabsatz" style:family="paragraph">
      <style:text-properties fo:font-weight="bold" style:font-weight-asian="bold" fo:language="en" fo:country="US"/>
    </style:style>
    <style:style style:name="P22" style:parent-style-name="Listenabsatz" style:family="paragraph">
      <style:text-properties fo:font-weight="bold" style:font-weight-asian="bold" fo:language="en" fo:country="US"/>
    </style:style>
    <style:style style:name="P23" style:parent-style-name="Listenabsatz" style:family="paragraph">
      <style:text-properties fo:font-weight="bold" style:font-weight-asian="bold" fo:language="en" fo:country="US"/>
    </style:style>
    <style:style style:name="P24" style:parent-style-name="Listenabsatz" style:family="paragraph">
      <style:text-properties fo:font-weight="bold" style:font-weight-asian="bold" fo:language="en" fo:country="US"/>
    </style:style>
    <style:style style:name="P25" style:parent-style-name="Listenabsatz" style:family="paragraph">
      <style:text-properties fo:font-weight="bold" style:font-weight-asian="bold" fo:language="en" fo:country="US"/>
    </style:style>
    <style:style style:name="P26" style:parent-style-name="Listenabsatz" style:family="paragraph">
      <style:text-properties fo:font-weight="bold" style:font-weight-asian="bold"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Statistic</text:h>
      <text:p text:style-name="Standard"><text:span text:style-name="T2">The signal plugin was extended by an SSI feature called<text:s/></text:span><text:span text:style-name="T3">Statistics</text:span><text:span text:style-name="T4">.</text:span></text:p>
      <text:p text:style-name="Standard"><text:span text:style-name="T5">This feature’s</text:span><text:span text:style-name="T6"><text:s/>purpose is mainly to compute the<text:s/></text:span><text:span text:style-name="T7">kurtosis</text:span><text:span text:style-name="T8"><text:s/>and<text:s/></text:span><text:span text:style-name="T9">skewness</text:span><text:span text:style-name="T10"><text:s/>of a given range of samples. As side<text:s/></text:span><text:span text:style-name="T11">effect of this computation, it also generates<text:s/></text:span><text:span text:style-name="T12">mean</text:span><text:span text:style-name="T13">,<text:s/></text:span><text:span text:style-name="T14">standard deviation</text:span><text:span text:style-name="T15"><text:s/>(+<text:s/></text:span><text:span text:style-name="T16">variance</text:span><text:span text:style-name="T17">) and<text:s/></text:span><text:span text:style-name="T18">number of samples</text:span><text:span text:style-name="T19">, which all can be accessed via option flags.</text:span></text:p>
      <text:p text:style-name="P20">Each of those attributes are accessible via the option list of the feature:</text:p>
      <text:list text:style-name="LFO1" text:continue-numbering="true">
        <text:list-item>
          <text:p text:style-name="P21">A-kurtosis</text:p>
        </text:list-item>
        <text:list-item>
          <text:p text:style-name="P22">B-skewness</text:p>
        </text:list-item>
        <text:list-item>
          <text:p text:style-name="P23">C-mean</text:p>
        </text:list-item>
        <text:list-item>
          <text:p text:style-name="P24">D-stddev</text:p>
        </text:list-item>
        <text:list-item>
          <text:p text:style-name="P25">E-var</text:p>
        </text:list-item>
        <text:list-item>
          <text:p text:style-name="P26">F-number-of-values</text:p>
        </text:list-item>
      </text:list>
      <text:p text:style-name="P27">For each selection, the output stream is extended by a dimension, ordered alphabetically by the prefix of its option name.</text:p>
      <text:p text:style-name="P28">The used algorithm can be found here: http://www.johndcook.com/blog/skewness_kurtosis/</text:p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Hertwig</meta:initial-creator>
    <dc:creator>Fabian Hertwig</dc:creator>
    <meta:creation-date>2015-01-16T15:27:00Z</meta:creation-date>
    <dc:date>2015-05-06T10:45:00Z</dc:date>
    <meta:template xlink:href="Normal.dotm" xlink:type="simple"/>
    <meta:editing-cycles>9</meta:editing-cycles>
    <meta:editing-duration>PT0S</meta:editing-duration>
    <meta:document-statistic meta:page-count="1" meta:paragraph-count="1" meta:word-count="94" meta:character-count="687" meta:row-count="4" meta:non-whitespace-character-count="594"/>
  </office:meta>
</office:document-meta>
</file>